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binedResources.getKe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binedResources.handleGetObject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binedResources.loadResources( String resource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mbinedResources.getResour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Resources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binedResources.CombinedResources( String resourc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binedResources.loadResources( Locale loca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